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x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x Pojtinger</meta:initial-creator>
    <dc:creator>Felix Pojtinger</dc:creator>
    <meta:creation-date>2022-03-13T00:02:32Z</meta:creation-date>
    <dc:date>2022-03-13T00:02:32Z</dc:date>
    <meta:user-defined meta:name="date" meta:value-type="string">2022-02-19</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